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游明朝" svg:font-family="游明朝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　受講生はこのリストから論文を選んで発表する(*はおすすめ)。このリストにない論文を発表したい場合は、事前に相談すること。</text:p>
      <text:p text:style-name="Standard"/>
      <text:p text:style-name="P2">Computational methods</text:p>
      <text:p text:style-name="P3"/>
      <text:p text:style-name="Standard">*Aruoba, S. Boragan, Jesus Fernandez-Villaverde, and Juan F. Rubio-Ramirez (2006) “Comparing solution methods for dynamic equilibrium economies,” Journal of Economic Dynamics and Control, Vol. 30, No. 12, pp. 2477-2508.</text:p>
      <text:p text:style-name="Standard"/>
      <text:p text:style-name="Standard">*Barillas, F. and J. Fernández-Villaverde (2007) “A Generalization of the Endogenous Grid Method,” Journal of Economic Dynamics and Control, Vol. 31, No. 8, pp. 2698–2712.</text:p>
      <text:p text:style-name="Standard"/>
      <text:p text:style-name="Standard">*Boppart, Timo, Per Krusell, and<text:s/>Kirt Mitman (2018) “Exploiting MIT shocks in heterogeneous-agent economies: the impulse response as a numerical derivative,” Journal of Economic Dynamics and Control, Vol. 89, No. C, pp. 68-92.</text:p>
      <text:p text:style-name="Standard"/>
      <text:p text:style-name="Standard">Brumm, Johannes and Michael Grill (2014) “Computing equilibria in dynamic models with occasionally binding constraints,” Journal of Economic Dynamics and Control, Vol. 38, No. C, pp. 142-160.</text:p>
      <text:p text:style-name="Standard"/>
      <text:p text:style-name="Standard">Brumm, Johannes and Simon Scheidegger (2017) “Using Adaptive Sparse Grids to Solve High Dimensional Dynamic<text:s/>Models,” Econometrica, Vol. 85, pp. 1575-1612.</text:p>
      <text:p text:style-name="Standard"/>
      <text:p text:style-name="Standard">*Christiano, Lawrence J. and Jonas D.M. Fisher (2000) “Algorithms for Solving Dynamic Models with Occasionally Binding Constraints,” Journal of Economic Dynamics and Control, Vol. 24, pp. 1179-1232.</text:p>
      <text:p text:style-name="Standard"/>
      <text:p text:style-name="Standard">*Coleman, W. J. (1990) “Solving the Stochastic Growth Model by Policy-Function Iteration”, Journal of Business &amp; Economic Statistics, Vol. 8, No. 1, pp. 27–29.</text:p>
      <text:p text:style-name="Standard"/>
      <text:p text:style-name="Standard">Coleman, Wilbur John (1991) “Equilibrium in a Production Economy with an Income Tax,” Econometrica, Vol. 59, No. 4, pp. 1091-1104.</text:p>
      <text:p text:style-name="Standard"/>
      <text:p text:style-name="Standard">*Guerrieri, Luca and Iacoviello, Matteo (2015) “OccBin: A toolkit for solving dynamic models with occasionally binding constraints easily,” Journal of Monetary Economics, Vol. 70, No. C, pp. 22-38.</text:p>
      <text:p text:style-name="Standard"/>
      <text:p text:style-name="Standard">Judd, K. L. (1992) “Projection Methods for Solving Aggregate Growth Models”, Journal of Economic Theory, Vol. 58, No. 2, pp. 410–452.</text:p>
      <text:p text:style-name="Standard"/>
      <text:p text:style-name="Standard">Judd, K. L., L. Maliar, and S. Maliar (2011) “Numerically Stable and Accurate Stochastic Simulation Approaches for Solving Dynamic Economic Models”,<text:s/>Quantitative Economics, Vol. 2, No. 2, pp. 173–210.</text:p>
      <text:p text:style-name="Standard"/>
      <text:p text:style-name="Standard">Judd, K. L., L. Maliar, S. Maliar, and I. Tsener (2017) “How to Solve Dynamic Stochastic Models Computing Expectations Just Once”, Quantitative Economics, Vol. 8, No. 3, pp. 851–893.</text:p>
      <text:p text:style-name="Standard"/>
      <text:p text:style-name="Standard">*Judd, Kenneth L.,<text:s/>Lilia Maliar, Serguei Maliar, and Rafael Valero (2014) “Smolyak Method for Solving Dynamic Economic Models: Lagrange Interpolation, Anisotropic Grid and Adaptive Domain,” Journal of Economic Dynamics and Control, Vol. 44, pp. 92-123.</text:p>
      <text:p text:style-name="Standard"/>
      <text:soft-page-break/>
      <text:p text:style-name="Standard">Juillard, Michel, Douglas Laxton, Peter McAdam, and Hope Pioro (1998) “An Algorithm Competition: First-order Iterations versus Newton-based Techniques,” Journal of Economic Dynamics and Control, Vol. 22, No. 8-9, pp. 1291-1318</text:p>
      <text:p text:style-name="Standard"/>
      <text:p text:style-name="Standard">Krueger, D. and F. Kubler (2004) “Computing Equilibrium in OLG Models with Stochastic Production”, Journal of Economic Dynamics and Control, Vol. 28, No. 7, pp. 1411–1436.</text:p>
      <text:p text:style-name="Standard"/>
      <text:p text:style-name="Standard">Lepetuyk, V., L. Maliar, and S. Maliar (2017) “Should Central Banks Worry about Nonlinearities</text:p>
      <text:p text:style-name="Standard">of Their Large-Scale Macroeconomic Models?”, Bank of Canada staff paper 2017-21.</text:p>
      <text:p text:style-name="Standard"/>
      <text:p text:style-name="Standard">*Maliar, Lilia and Serguei Maliar (2015) “Merging Simulation and Projection Approaches to Solve High-Dimensional Problems with an Application to a New Keynesian Model,” Quantitative Economics, Vol. 6, pp. 1-47.</text:p>
      <text:p text:style-name="Standard"/>
      <text:p text:style-name="Standard">*Richter, Alexander W., Nathaniel A. Throckmorton, and Todd B. Walker (2014) “Accuracy, Speed and Robustness of Policy Function Iteration,” Computational Economics, Vol. 44, No. 4, pp. 445-476.</text:p>
      <text:p text:style-name="Standard"/>
      <text:p text:style-name="Standard">*Schmitt-Grohe, S. and M. Uribe (2004) “Solving<text:s/>Dynamic General Equilibrium Models Using a Second-Order Approximation to the Policy Function”, Journal of Economic Dynamics and Control, Vol. 28, No. 4, pp. 755–775.</text:p>
      <text:p text:style-name="Standard"/>
      <text:p text:style-name="P4">Effective lower bounds</text:p>
      <text:p text:style-name="Standard"/>
      <text:p text:style-name="Standard">*Adam, Klaus and Roberto Billi (2006) “Optimal Monetary Policy under Commitment with a</text:p>
      <text:p text:style-name="Standard">Zero Bound on Nominal Interest Rates,” Journal of Money, Credit and Banking, Vol. 38, No. 7, pp. 1877-1905.</text:p>
      <text:p text:style-name="Standard"/>
      <text:p text:style-name="Standard">*Adam, Klaus and Roberto Billi (2007) “Discretionary Monetary Policy and the Zero Lower Bound on Nominal Interest<text:s/>Rates,” Journal of Monetary Economics, Vol. 54, No. 3, pp. 728-752.</text:p>
      <text:p text:style-name="Standard"/>
      <text:p text:style-name="Standard">Aruoba, S. B., P. Cuba-Borda, and F. Schorfheide (2018) “Macroeconomic Dynamics Near the ZLB: A Tale of Two Countries”, Review of Economic Studies, Vol. 85, No. 1, pp. 87–118.</text:p>
      <text:p text:style-name="Standard"/>
      <text:p text:style-name="Standard">*Benhabib,<text:s/>J., S. Schmitt-Grohe, and M. Uribe (2001) “The Perils of Taylor Rules”, Journal of Economic Theory, Vol. 96, No. 1-2, pp. 40–69.</text:p>
      <text:p text:style-name="Standard"/>
      <text:p text:style-name="Standard">Boneva, Lena Mareen, R. Anton Braun, and Yuichiro Waki (2016) “Some Unpleasant Properties of Loglinearized Solutions When the<text:s/>Nominal Rate is Zero,” Journal of Monetary Economics, Vol. 84, pp. 216-232.</text:p>
      <text:p text:style-name="Standard"/>
      <text:p text:style-name="Standard">*Christiano, L., M. Eichenbaum, and S. Rebelo (2011) “When Is the Government Spending Multiplier Large?”, Journal of Political Economy, Vol. 119, No. 1, pp. 78–121.</text:p>
      <text:p text:style-name="Standard"/>
      <text:p text:style-name="Standard">Christiano,<text:s/>L., M. S. Eichenbaum, and B. K. Johannsen (2018) “Does the New Keynesian Model Have a Uniqueness Problem?”, NBER Working Papers No. 24612.</text:p>
      <text:p text:style-name="Standard"/>
      <text:p text:style-name="Standard">Cochrane, J. H. (2017) “The New-Keynesian Liquidity Trap”, Journal of Monetary Economics, Vol. 92, No. C, pp. 47–63.</text:p>
      <text:p text:style-name="Standard"/>
      <text:p text:style-name="Standard">*Del Negro, Marco, Marc Giannoni, and Christina Patterson (2015) “The Forward Guidance Puzzle,” Federal Reserve Bank of Minneapolis Staff Reports 574.</text:p>
      <text:p text:style-name="Standard"/>
      <text:p text:style-name="Standard">*Eggertsson, Gauti B. and Michael Woodford (2003) “The Zero Bound on Interest Rates and Optimal Monetary Policy,” Brookings Papers on Economic Activity, Vol. 1, pp. 139-211.</text:p>
      <text:p text:style-name="Standard"/>
      <text:p text:style-name="Standard">Fernández-Villaverde, J., G. Gordon, P. Guerrón-Quintana, and J. F. Rubio-Ramı́rez (2015) “Non-linear Adventures at the Zero Lower Bound”, Journal of Economic Dynamics and Control, Vol. 57, No. C, pp. 182–204.</text:p>
      <text:p text:style-name="Standard"/>
      <text:p text:style-name="Standard">Gavin, W. T., B. Keen, A. Richter, and N. Throckmorton (2015) “The Zero Lower Bound, the Dual Mandate, and Unconventional Dynamics”, Journal of Economic Dynamics and Control, Vol. 55, No. C, pp. 14–38.</text:p>
      <text:p text:style-name="Standard"/>
      <text:p text:style-name="Standard">*Jung, T., Y.<text:s/>Teranishi, and T. Watanabe (2005) “Optimal Monetary Policy at the Zero-Interest-Rate Bound”, Journal of Money, Credit and Banking, Vol. 37, No. 5, pp. 813–835.</text:p>
      <text:p text:style-name="Standard"/>
      <text:p text:style-name="Standard">*Kato, Ryo and Shin-Ichi Nishiyama (2005) “Optimal monetary policy when interest rates are bounded at zero,” Journal of Economic Dynamics and Control, Vol. 29, No. 1-2, pp. 97-133</text:p>
      <text:p text:style-name="Standard"/>
      <text:p text:style-name="Standard">*Nakata, Taisuke (2017) “Optimal Government Spending at the Zero Lower Bound: A Non- Ricardian Analysis,” Review of Economic Dynamics, Vol. 23, pp. 150-169</text:p>
      <text:p text:style-name="Standard"/>
      <text:p text:style-name="Standard">*Nakata, Taisuke (2017) “Uncertainty at the Zero Lower Bound,” American Economic Journal: Macroeconomics, Vol. 9, No. 3, pp. 186-221.</text:p>
      <text:p text:style-name="Standard"/>
      <text:p text:style-name="Standard">Ngo, V. P. (2014) “Optimal Discretionary Monetary Policy in a Micro-Founded Model with a Zero Lower Bound on Nominal Interest Rate”, Journal of Economic Dynamics and Control, Vol. 45,</text:p>
      <text:p text:style-name="Standard">No. C, pp. 44–65.</text:p>
      <text:p text:style-name="Standard"/>
      <text:p text:style-name="P5">Heterogeneous-agent models</text:p>
      <text:p text:style-name="Standard"/>
      <text:p text:style-name="Standard">*Aiyagari, S. Rao (1994) “Uninsured Idiosyncratic Risk and Aggregate Saving,” Quarterly Journal of Economics, Vol. 109, No. 3, pp. 659-684.</text:p>
      <text:p text:style-name="Standard"/>
      <text:p text:style-name="Standard">*Aiyagari, S. Rao<text:s/>and Ellen R. McGrattan (1998) “The Optimum Quantity of Debt,” Journal of Monetary Economics, Vol. 42, No. 3, pp. 447-469.</text:p>
      <text:p text:style-name="Standard"/>
      <text:p text:style-name="Standard">Aoki, Shuhei and Makoto Nirei (2016) “Pareto Distribution of Income in Neoclassical Growth Models,” Review of Economic Dynamics, Vol.<text:s/>20, pp. 25-42.</text:p>
      <text:p text:style-name="Standard"/>
      <text:p text:style-name="Standard">Braun, R. Anton, Karen A. Kopecky, and Tatyana Koreshkova (2019) “Old, frail, and uninsured: Accounting for features of the U.S. long-term care insurance market,” Econometrica, Vol. 87, pp. 981-1019.</text:p>
      <text:p text:style-name="Standard"/>
      <text:p text:style-name="Standard">De Nardi, Mariacristina, Eric French,<text:s/>and John Bailey Jones (2010) “Why do the Elderly Save? The Role of Medical Expenses,” Journal of Political Economy, Vol. 118, No. 1, pp. 37-75.</text:p>
      <text:p text:style-name="Standard"/>
      <text:p text:style-name="Standard">Doepke, Matthias, Giuseppe Sorrenti, and Fabrizio Zilibotti (2019) “The Economics of Parenting,” Annual Review<text:s/>of Economics, Vol. 11.</text:p>
      <text:p text:style-name="Standard"/>
      <text:p text:style-name="Standard">Doepke, Matthias and Michele Tertilt (2016) “Families in Macroeconomics,” in Taylor, John B. and Harald Uhlig eds. Handbook of Macroeconomics, Vol. 2A, Amsterdam: Elsevier, Chapter 23.</text:p>
      <text:p text:style-name="Standard"/>
      <text:soft-page-break/>
      <text:p text:style-name="Standard">French, Eric (2005) “The Effects of Health, Wealth, and Wages on Labour Supply and Retirement Behaviour,” Review of Economic Studies, Vol. 72, No. 2, pp. 395-427.</text:p>
      <text:p text:style-name="Standard"/>
      <text:p text:style-name="Standard">Hagedorn, Marcus, Jinfeng Luo, Iourii Manovskii, and Kurt Mitman (2019) “Forward Guidance,” Journal of Monetary Economics, Vol. 102,<text:s/>No. C, pp. 1-23.</text:p>
      <text:p text:style-name="Standard"/>
      <text:p text:style-name="Standard">*Huggett, Mark (1993) “The Risk-free Rate in Heterogeneous-agent Incomplete-insurance Economies,” Journal of Economic Dynamics and Control, Vol. 17, No. 5-6, pp. 953-969.</text:p>
      <text:p text:style-name="Standard"/>
      <text:p text:style-name="Standard">Imrohoroğlu, Ayşe (1989) “Cost of Business Cycles with Indivisibilities and Liquidity Constraints,” Journal of Political Economy, Vol. 97, No. 6, pp. 1364-1383.</text:p>
      <text:p text:style-name="Standard"/>
      <text:p text:style-name="Standard">Kaplan, Greg, Ben Moll, and Giovanni Violante (2018) “Monetary Policy According to HANK,” American Economic Review, Vol. 18, No. 3, pp. 697-743.</text:p>
      <text:p text:style-name="Standard"/>
      <text:p text:style-name="Standard">Kaplan, Greg,<text:s/>Giovanni L. Violante, and Justin Weidner (2014) “The Wealthy Hand-To-Mouth,” Brooking Papers on Economic Activity, Vol. Spring, pp. 77-138.</text:p>
      <text:p text:style-name="Standard"/>
      <text:p text:style-name="Standard">*Krusell, Per and Anthony A. Smith, Jr. (1998) “Income and Wealth Heterogeneity in the Macroeconomy,” Journal of Political Economy, Vol. 106, No. 5, pp. 867-896.</text:p>
      <text:p text:style-name="Standard"/>
      <text:p text:style-name="Standard">*McKay, Alisdair, Emi Nakamura, and Jón Steinsson (2016) “The Power of Forward Guidance Revisited,” American Economic Review, Vol. 106, No. 10, pp. 3133-3158.</text:p>
      <text:p text:style-name="Standard"/>
      <text:p text:style-name="Standard">Quadrini, Vincenzo (2000) “Entrepreneurship, Saving, and Social Mobility,” Review of Economic Dynamics, Vol. 3, pp. 1-40.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游明朝" svg:font-family="游明朝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游明朝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ヘッダー文字" style:display-name="ヘッダー (文字)" style:family="text" style:parent-style-name="段落フォント">
      <style:text-properties style:font-name-complex="Mangal" style:font-size-complex="10.5pt"/>
    </style: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フッター文字" style:display-name="フッター (文字)" style:family="text" style:parent-style-name="段落フォント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akeki Sunakawa</dc:creator>
    <meta:creation-date>2020-10-22T23:48:00Z</meta:creation-date>
    <dc:date>2022-09-15T01:29:00Z</dc:date>
    <meta:template xlink:href="Normal" xlink:type="simple"/>
    <meta:editing-cycles>26</meta:editing-cycles>
    <meta:editing-duration>PT46740S</meta:editing-duration>
    <meta:document-statistic meta:page-count="4" meta:paragraph-count="18" meta:word-count="1378" meta:character-count="9219" meta:row-count="65" meta:non-whitespace-character-count="7859"/>
  </office:meta>
</office:document-meta>
</file>